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2236111111111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4.4802777777777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m_co_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o_id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plo_id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O1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O3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4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O4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O4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O5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6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O6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O6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O6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CO7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O7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O7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1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7</text:p>
          </table:table-cell>
          <table:table-cell office:value-type="string" table:style-name="ce1">
            <text:p>CSE104</text:p>
          </table:table-cell>
          <table:table-cell office:value-type="string" table:style-name="ce1">
            <text:p>PLO13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Tarek Aziz</meta:initial-creator>
    <dc:creator>Tarek Aziz</dc:creator>
    <meta:creation-date>2021-09-11T21:03:43Z</meta:creation-date>
    <dc:date>2021-09-11T21:40:21Z</dc:date>
  </office:meta>
</office:document-meta>
</file>